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網路的規劃在頻寬(bandwidth)的考量上是重要且影響深遠的。頻寬本身的需求分</text:p>
      <text:p text:style-name="Preformatted_20_Text">析頗為複雜，如同容納水的水管一樣，有大有小；水流就像資料流一樣，當它要</text:p>
      <text:p text:style-name="Preformatted_20_Text">通過水管時，除非水流的速度夠快，否則必須水管的口徑要夠大，才足夠吸納水</text:p>
      <text:p text:style-name="Preformatted_20_Text">的流量。而水管之於水流就誠如頻寬之於資料流量一般。當然，現在所謂的資料</text:p>
      <text:p text:style-name="Preformatted_20_Text">流，除了資料(data)以外，往往還有語音(voice)型態的「資料」，以及影像(image)</text:p>
      <text:p text:style-name="Preformatted_20_Text">型態的「資料」。網路本身的型態也有區域性及廣域性的以及混合型式的拓樸</text:p>
      <text:p text:style-name="Preformatted_20_Text">(topology)。本文即針對各式型態的頻寬做基本的分析與規劃，並對頻寬的管理做</text:p>
      <text:p text:style-name="Preformatted_20_Text">一說明。</text:p>
      <text:p text:style-name="Preformatted_20_Text">【】</text:p>
      <text:p text:style-name="Preformatted_20_Text">主從架構或主機密集集中式架構：主機或伺服器則應考量在應用上需分擔多少個</text:p>
      <text:p text:style-name="Preformatted_20_Text">nodes的存取以決定頻寬的需求。一般應用上的規劃，亦即在主機上規劃以較高速</text:p>
      <text:p text:style-name="Preformatted_20_Text">的連線。也可以以另一種方式規劃，即在主機上有多重路徑(multiple paths)連線，</text:p>
      <text:p text:style-name="Preformatted_20_Text">以尋求更高的頻寬輸出(bandwidth throughput)。然而集中式與分散式主機的頻寬</text:p>
      <text:p text:style-name="Preformatted_20_Text">需求程度並不相同，例如在集中存取於台北主機和分散在台北、台中的主機存取</text:p>
      <text:p text:style-name="Preformatted_20_Text">所需的頻寬就不相同。當然，分散的主機必須也能「分擔」一些存取資料的負載。</text:p>
      <text:p text:style-name="Preformatted_20_Text">在應用上，台中的主機可以利用昂貴的頻寬在離峰時間更新台北主機的資料庫(如</text:p>
      <text:p text:style-name="Preformatted_20_Text">果有必要的話)。</text:p>
      <text:p text:style-name="Preformatted_20_Text">通訊設備本身的頻寬限制：通訊設備所提供的頻寬與擴充，成本與機會是必須考</text:p>
      <text:p text:style-name="Preformatted_20_Text">慮的因素。近年來，Switch的設備普遍運用，為了整合舊有的低速設備以自動偵</text:p>
      <text:p text:style-name="Preformatted_20_Text">測頻寬的通訊設備開始盛行，越來越多的10或100 Mbps Auto detection的設備或模</text:p>
      <text:p text:style-name="Preformatted_20_Text">組也納入規劃的領域了。</text:p>
      <text:p text:style-name="Preformatted_20_Text">通訊軟體、協定支援的最大頻寬及多餘負載狀況：最後，通訊的protocol種類及其</text:p>
      <text:p text:style-name="Preformatted_20_Text">可能產生的overhead也應納入考慮。一般而言，protocol愈多愈需高的頻寬，而有</text:p>
      <text:p text:style-name="Preformatted_20_Text">些protocol的overhead較大，例如IPX的broadcast以及PX後的routing等。了解了以</text:p>
      <text:p text:style-name="Preformatted_20_Text">上的問題後再來看網路的規劃就簡單多了。WAN的頻寬需求就複雜多了，除了區</text:p>
      <text:p text:style-name="Preformatted_20_Text">域網路所考慮的因素之外，還有幾個問題需釐清：</text:p>
      <text:p text:style-name="Preformatted_20_Text">甲、語音、影像是否整合，其彼此之間的運作關係及優先次序如何</text:p>
      <text:p text:style-name="Preformatted_20_Text">乙、應用程度、時間如何</text:p>
      <text:p text:style-name="Preformatted_20_Text">丙、資料流的整合狀況如何</text:p>
      <text:p text:style-name="Preformatted_20_Text">這幾個問題除了牽涉到公司政策的取向還包括通訊設備容量、希望達到的通訊品</text:p>
      <text:p text:style-name="Preformatted_20_Text">質等考慮因素。例如有些視訊需有384K以上頻寬才有30個Frame per second的品</text:p>
      <text:p text:style-name="Preformatted_20_Text">質，又例如點對點、點對多點、多點對多點的頻寬亦有不同，以及是否需特定人</text:p>
      <text:p text:style-name="Preformatted_20_Text">物或AP進入優先權最高等考慮。而語音規劃則牽涉到路數以及品質等考慮，當這</text:p>
      <text:p text:style-name="Preformatted_20_Text">幾種因素加進來時，網路的規劃的複雜性及選擇性勢必增加。</text:p>
      <text:p text:style-name="Preformatted_20_Text">一般而言，在頻寬的管理上以Lan Probe架在區域網路上的區段上，而在WAN上則</text:p>
      <text:p text:style-name="Preformatted_20_Text">以Wan Probe架在Wan Link上，經由網管系統即可監管至頻寬的資源。頻寬的管理</text:p>
      <text:p text:style-name="Preformatted_20_Text">可以透過適當的網管工具看到：</text:p>
      <text:p text:style-name="Preformatted_20_Text">一、通訊協定的分析(使用率)</text:p>
      <text:p text:style-name="Preformatted_20_Text">二、統計報表</text:p>
      <text:p text:style-name="Preformatted_20_Text">三、事件分析</text:p>
      <text:p text:style-name="Preformatted_20_Text">四、效能監控</text:p>
      <text:p text:style-name="Preformatted_20_Text">五、錯誤事件分析</text:p>
      <text:p text:style-name="Preformatted_20_Text">六、頻寬容量分析</text:p>
      <text:p text:style-name="Preformatted_20_Text">七、專線(如64K、T1)錯誤秒數</text:p>
      <text:p text:style-name="Preformatted_20_Text">八、頻道使用率</text:p>
      <text:p text:style-name="Preformatted_20_Text">九、PVC使用狀況</text:p>
      <text:p text:style-name="Preformatted_20_Text">十、例外報表警示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細明體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document-statistic meta:table-count="0" meta:image-count="0" meta:object-count="0" meta:page-count="1" meta:paragraph-count="47" meta:word-count="1104" meta:character-count="1303"/>
    <meta:generator>OpenOffice/4.1.1$Win32 OpenOffice.org_project/411m6$Build-9775</meta:generator>
  </office:meta>
</office:document-meta>
</file>